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2.383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/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Val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6,P3,P4</text:p>
          </table:table-cell>
          <table:table-cell office:value-type="string" calcext:value-type="string">
            <text:p>2x2_edge_header_n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2X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2x2_edge_header_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8x8_RGB_led_matrix_60mmx6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x8_RGB_LED_matr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_elec_10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2,C3,C4,C5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1,Q2,Q3,Q4,Q5,Q6,Q7,Q8</text:p>
          </table:table-cell>
          <table:table-cell office:value-type="string" calcext:value-type="string">
            <text:p>TO-92_Inline_Narrow_Ov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SA10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1,RP2,RP3,RP4,RP5,RP6</text:p>
          </table:table-cell>
          <table:table-cell office:value-type="string" calcext:value-type="string">
            <text:p>CRA06S_4_resistor_arr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0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SSOP-16_4.4x5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3,U4,U5</text:p>
          </table:table-cell>
          <table:table-cell office:value-type="string" calcext:value-type="string">
            <text:p>SSOP-16_4.4x5.2mm_Pitch0.6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IC6C5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in_Header_Straight_2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7,RP8</text:p>
          </table:table-cell>
          <table:table-cell office:value-type="string" calcext:value-type="string">
            <text:p>CRA06S_4_resistor_ar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7,P8,P9,P10</text:p>
          </table:table-cell>
          <table:table-cell office:value-type="string" calcext:value-type="string">
            <text:p>2x1_edge_header_n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22:09:29.548161640</dc:date>
    <dc:creator>Alex </dc:creator>
    <meta:document-statistic meta:table-count="1" meta:cell-count="56" meta:object-count="0"/>
    <meta:generator>LibreOffice/4.2.8.2$Linux_X86_64 LibreOffice_project/420m0$Build-2</meta:generator>
  </office:meta>
</office:document-meta>
</file>